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number="urn:oasis:names:tc:opendocument:xmlns:datastyle:1.0" xmlns:form="urn:oasis:names:tc:opendocument:xmlns:form:1.0" xmlns:math="http://www.w3.org/1998/Math/MathML" xmlns:dr3d="urn:oasis:names:tc:opendocument:xmlns:dr3d:1.0" xmlns:ooow="http://openoffice.org/2004/writer" xmlns:xsi="http://www.w3.org/2001/XMLSchema-instance" xmlns:fo="urn:oasis:names:tc:opendocument:xmlns:xsl-fo-compatible:1.0" xmlns:office="urn:oasis:names:tc:opendocument:xmlns:office:1.0" xmlns:xlink="http://www.w3.org/1999/xlink" xmlns:xsd="http://www.w3.org/2001/XMLSchema" xmlns:draw="urn:oasis:names:tc:opendocument:xmlns:drawing:1.0" xmlns:meta="urn:oasis:names:tc:opendocument:xmlns:meta:1.0" xmlns:text="urn:oasis:names:tc:opendocument:xmlns:text:1.0" xmlns:chart="urn:oasis:names:tc:opendocument:xmlns:chart:1.0" xmlns:svg="urn:oasis:names:tc:opendocument:xmlns:svg-compatible:1.0" xmlns:oooc="http://openoffice.org/2004/calc" xmlns:dom="http://www.w3.org/2001/xml-events" xmlns:style="urn:oasis:names:tc:opendocument:xmlns:style:1.0" xmlns:ooo="http://openoffice.org/2004/office" xmlns:table="urn:oasis:names:tc:opendocument:xmlns:table:1.0" xmlns:dc="http://purl.org/dc/elements/1.1/" xmlns:script="urn:oasis:names:tc:opendocument:xmlns:script:1.0" xmlns:xforms="http://www.w3.org/2002/xforms" xmlns="http://www.w3.org/1999/xhtml" office:version="1.0">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list-style-name="L1"/>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compare, contrast and criticise
    </text:p>
      <text:p text:style-name="Title">
      different lending models
    </text:p>
      <text:p text:style-name="Standard">
      traditional bank lending and social lending initiatives
    </text:p>
      <text:h text:style-name="Heading_20_1" text:outline-level="1">NRPE criticisms</text:h>
      <text:list text:style-name="L1">
        <text:list-item>
          <text:p text:style-name="Standard">anti-corporation critique of capitalism, Korten and Klein</text:p>
          <text:list text:style-name="L1">
            <text:list-item>
              <text:p text:style-name="Standard">greedy and cynical mainstream banks.</text:p>
            </text:list-item>
          </text:list>
        </text:list-item>
      </text:list>
      <text:h text:style-name="Heading_20_1" text:outline-level="1">information technology</text:h>
      <text:h text:style-name="Heading_20_2" text:outline-level="2">increasing integration of information technology in public and private lives</text:h>
      <text:list text:style-name="L1">
        <text:list-item>
          <text:p text:style-name="P1">
        awareness of services
      </text:p>
        </text:list-item>
        <text:list-item>
          <text:p text:style-name="P1">
        comparrison of services
      </text:p>
        </text:list-item>
        <text:list-item>
          <text:p text:style-name="P1">
        immediate availability of services
      </text:p>
        </text:list-item>
        <text:list-item>
          <text:p text:style-name="P1">
        no need for physical co-presence
      </text:p>
        </text:list-item>
      </text:list>
      <text:p text:style-name="P3"/>
      <text:h text:style-name="Heading_20_2" text:outline-level="2">entrepreneurialism</text:h>
      <text:p text:style-name="Standard">
      enabling entrepreneurial activity, e.g. global marketplaces
    </text:p>
      <text:h text:style-name="Heading_20_2" text:outline-level="2">individualism</text:h>
      <text:p text:style-name="Standard">
      reflecting self-indentity
    </text:p>
      <text:h text:style-name="Heading_20_2" text:outline-level="2">non-geographic communities</text:h>
      <text:h text:style-name="Heading_20_1" text:outline-level="1">reflecting rise of post-modern values in a globalised world</text:h>
      <text:h text:style-name="Heading_20_2" text:outline-level="2">individualism</text:h>
      <text:h text:style-name="Heading_20_3" text:outline-level="3">human rights</text:h>
      <text:h text:style-name="Heading_20_3" text:outline-level="3">ethical shopping</text:h>
      <text:h text:style-name="Heading_20_2" text:outline-level="2">(imagined) communities</text:h>
      <text:p text:style-name="Standard">
      'concomitant notions of communities of financial interest based on an intersection of individualism and community' p5 of SFO briefing
    </text:p>
      <text:h text:style-name="Heading_20_3" text:outline-level="3">world poverty</text:h>
      <text:h text:style-name="Heading_20_3" text:outline-level="3">environmentalism</text:h>
      <text:h text:style-name="Heading_20_3" text:outline-level="3">fair trade</text:h>
      <text:h text:style-name="Heading_20_3" text:outline-level="3">negative perceptions of traditional state &amp; government</text:h>
      <text:h text:style-name="Heading_20_1" text:outline-level="1">Strategic vis Altruistic Philanthropy</text:h>
      <text:p text:style-name="Standard">
      traditional banking focuses of strategic philanthropy with organisations like Kiva focusing on altruistic philanthropy. Zopa sits somewhere between these two poles.
    </text:p>
      <text:h text:style-name="Heading_20_2" text:outline-level="2">protestant ethics &amp; Weberian 'spirit of capitalism'</text:h>
      <text:p text:style-name="Standard">
      accumulation of wealth is an end in itself, demonstrative of virtue, commitment, skill and stability; with wealth come responsibility to others; your wealth is god given, now do gods work with it.
    </text:p>
      <text:h text:style-name="Heading_20_2" text:outline-level="2">trend of interventional philanthropy</text:h>
      <text:p text:style-name="Standard">
      not simple charity but large-scale directed financial interventions in society to effect substantial change in the circumstances of many.
    </text:p>
      <text:h text:style-name="Heading_20_1" text:outline-level="1">Risk and Due Dilligence</text:h>
      <text:h text:style-name="Heading_20_2" text:outline-level="2">credit worthiness</text:h>
      <text:p text:style-name="Standard">
      The 'worthiness' of an individual for credit, expressed on a scale; reduction of human life to a metric
    </text:p>
      <text:list text:style-name="L1">
        <text:list-item>
          <text:p text:style-name="P1">
        Foucaltian system of domination
      </text:p>
        </text:list-item>
        <text:list-item>
          <text:p text:style-name="P1">
        credit-rating agencies e.g. Experian and Equifax automate the credit risk assessment method used in many high street banks
      </text:p>
        </text:list-item>
        <text:list-item>
          <text:p text:style-name="P1">
        International credit-rating agencies e.g. Standard &amp; Poors
      </text:p>
        </text:list-item>
      </text:list>
      <text:p text:style-name="P3"/>
      <text:p text:style-name="Standard">
      Is there more or less use of these machanisms by social lending business models?
    </text:p>
      <text:list text:style-name="L1">
        <text:list-item>
          <text:p text:style-name="Standard">
      Zopa scores first with social lending
    </text:p>
          <text:p text:style-name="Standard">
      SAS Credit Scoring benefits lenders and borrowers
    </text:p>
          <text:p text:style-name="Standard">
<text:a xmlns:text="text" xmlns:xlink="xlink" xlink:type="simple" xlink:href="http://www.sas.com/offices/europe/uk/solutions/customer_successes/zopa.html?utm_source=newsletter&amp;utm_medium=email&amp;utm_content=Success_Zopa&amp;utm_campaign=FinancialNews_2Q07">http://www.sas.com/offices/europe/uk/solutions/customer_successes/zopa.html?utm_source=newsletter&amp;utm_medium=email&amp;utm_content=Success_Zopa&amp;utm_campaign=FinancialNews_2Q07</text:a>
</text:p>
        </text:list-item>
      </text:list>
      <text:h text:style-name="Heading_20_2" text:outline-level="2">metrics</text:h>
      <text:list text:style-name="L1">
        <text:list-item>
          <text:p text:style-name="P1">
        income levels
      </text:p>
        </text:list-item>
        <text:list-item>
          <text:p text:style-name="P1">
        debt to income ratio
      </text:p>
        </text:list-item>
        <text:list-item>
          <text:p text:style-name="P1">
        additional securaties e.g. property ownership
      </text:p>
        </text:list-item>
        <text:list-item>
          <text:p text:style-name="P1">
        verification of bank accounts
      </text:p>
        </text:list-item>
      </text:list>
      <text:p text:style-name="P3"/>
      <text:h text:style-name="Heading_20_2" text:outline-level="2">marketplaces with personal relationships?</text:h>
      <text:p text:style-name="Standard">
      Non-traditional factors considered by community of lenders in addition to traditional personal financial health metrics.
    </text:p>
      <text:h text:style-name="Heading_20_1" text:outline-level="1">social lending</text:h>
      <text:p text:style-name="Standard">
      horizontally connected, bazaar-type business models
    </text:p>
      <text:h text:style-name="Heading_20_2" text:outline-level="2">zopa.com</text:h>
      <text:p text:style-name="Standard">
<text:a xmlns:text="text" xmlns:xlink="xlink" xlink:type="simple" xlink:href="http://en.wikipedia.org/wiki/Zopa">http://en.wikipedia.org/wiki/Zopa</text:a>
</text:p>
      <text:h text:style-name="Heading_20_3" text:outline-level="3">aspects of...</text:h>
      <text:list text:style-name="L1">
        <text:list-item>
          <text:p text:style-name="Standard">peer-to-peer lending in the developed world</text:p>
        </text:list-item>
      </text:list>
      <text:list text:style-name="L1">
        <text:list-item>
          <text:p text:style-name="Standard">major finance</text:p>
        </text:list-item>
      </text:list>
      <text:list text:style-name="L1">
        <text:list-item>
          <text:p text:style-name="Standard">purposes of loan...</text:p>
          <text:p text:style-name="Standard">
      Re-financing, bridging, entrepreneurial activity,
    </text:p>
        </text:list-item>
      </text:list>
      <text:list text:style-name="L1">
        <text:list-item>
          <text:p text:style-name="Standard">interest</text:p>
        </text:list-item>
      </text:list>
      <text:h text:style-name="Heading_20_3" text:outline-level="3">features and benefits</text:h>
      <text:list text:style-name="L1">
        <text:list-item>
          <text:p text:style-name="Standard">relationship before transaction</text:p>
        </text:list-item>
      </text:list>
      <text:list text:style-name="L1">
        <text:list-item>
          <text:p text:style-name="Standard">significant transparency</text:p>
        </text:list-item>
      </text:list>
      <text:list text:style-name="L1">
        <text:list-item>
          <text:p text:style-name="Standard">ethicality</text:p>
        </text:list-item>
      </text:list>
      <text:list text:style-name="L1">
        <text:list-item>
          <text:p text:style-name="Standard">profit through interest</text:p>
          <text:p text:style-name="Standard">
      profit for individual lenders made by charging interest on loans, minus a handling fee charged by e.g. Zopa
    </text:p>
        </text:list-item>
      </text:list>
      <text:h text:style-name="Heading_20_3" text:outline-level="3">criticisms</text:h>
      <text:h text:style-name="Heading_20_4" text:outline-level="4">not philanthropy contrary to SFO</text:h>
      <text:p text:style-name="Standard">
      this is lending, not donating! SFO report ties up philanthropy with ethicality in Social Lending models... yet these are not marketplaces for people to to find generous benefactors, but really regulated p2p loan sharking
    </text:p>
      <text:h text:style-name="Heading_20_2" text:outline-level="2">kiva.org</text:h>
      <text:p text:style-name="Standard">
<text:a xmlns:text="text" xmlns:xlink="xlink" xlink:type="simple" xlink:href="http://en.wikipedia.org/wiki/Kiva_%28organization%29">http://en.wikipedia.org/wiki/Kiva_%28organization%29</text:a>
</text:p>
      <text:h text:style-name="Heading_20_3" text:outline-level="3">aspects of...</text:h>
      <text:h text:style-name="Heading_20_4" text:outline-level="4">peer-to-peer lending to the developing world</text:h>
      <text:h text:style-name="Heading_20_4" text:outline-level="4">micro finance</text:h>
      <text:p text:style-name="Standard">
      reflect on the relative nature of 'micro' vis 'major'
    </text:p>
      <text:h text:style-name="Heading_20_4" text:outline-level="4">purposes of loan...</text:h>
      <text:h text:style-name="Heading_20_4" text:outline-level="4">interest-free</text:h>
      <text:h text:style-name="Heading_20_3" text:outline-level="3">features and benefits</text:h>
      <text:list text:style-name="L1">
        <text:list-item>
          <text:p text:style-name="Standard">relationship before transaction</text:p>
        </text:list-item>
      </text:list>
      <text:list text:style-name="L1">
        <text:list-item>
          <text:p text:style-name="Standard">significant transparency</text:p>
        </text:list-item>
      </text:list>
      <text:list text:style-name="L1">
        <text:list-item>
          <text:p text:style-name="Standard">ethicality</text:p>
        </text:list-item>
      </text:list>
      <text:list text:style-name="L1">
        <text:list-item>
          <text:p text:style-name="Standard">no profit motive</text:p>
        </text:list-item>
      </text:list>
      <text:list text:style-name="L1">
        <text:list-item>
          <text:p text:style-name="Standard">Philanthropy</text:p>
        </text:list-item>
      </text:list>
      <text:h text:style-name="Heading_20_3" text:outline-level="3">criticisms</text:h>
      <text:list text:style-name="L1">
        <text:list-item>
          <text:p text:style-name="Standard">microfinance</text:p>
          <text:list text:style-name="L1">
            <text:list-item>
              <text:p text:style-name="P1">
        individual vis group borrowing
      </text:p>
            </text:list-item>
            <text:list-item>
              <text:p text:style-name="P1">
        deepening gender inequalities
      </text:p>
            </text:list-item>
          </text:list>
          <text:p text:style-name="P3"/>
        </text:list-item>
      </text:list>
      <text:list text:style-name="L1">
        <text:list-item>
          <text:p text:style-name="Standard">akin to new forms of colonialism?</text:p>
        </text:list-item>
      </text:list>
      <text:h text:style-name="Heading_20_2" text:outline-level="2">common features of business models</text:h>
      <text:h text:style-name="Heading_20_3" text:outline-level="3">Risk and Due Diligence</text:h>
      <text:p text:style-name="Standard">
      see main bubble
    </text:p>
      <text:h text:style-name="Heading_20_3" text:outline-level="3">information technology</text:h>
      <text:p text:style-name="Standard">
      see main bubble
    </text:p>
      <text:h text:style-name="Heading_20_3" text:outline-level="3">community</text:h>
      <text:p text:style-name="Standard">
      see main bubble
    </text:p>
      <text:h text:style-name="Heading_20_2" text:outline-level="2">others...</text:h>
      <text:h text:style-name="Heading_20_3" text:outline-level="3">developed world development lending</text:h>
      <text:list text:style-name="L1">
        <text:list-item>
          <text:p text:style-name="Standard">Varcity - Canadian co-operative model</text:p>
          <text:p text:style-name="Standard">
      Organisation owned by members, which contrasts to Zopa which is owned by big finance
    </text:p>
        </text:list-item>
      </text:list>
      <text:list text:style-name="L1">
        <text:list-item>
          <text:p text:style-name="Standard">Life*Spin</text:p>
          <text:p text:style-name="Standard">
      empowerment through entrepreneurial activity, group decision for granting of loan
    </text:p>
        </text:list-item>
      </text:list>
      <text:h text:style-name="Heading_20_3" text:outline-level="3">
    
      Grameen Bank - advance 3rd world development towards ending poverty.
    
  </text:h>
      <text:p text:style-name="Standard">
      access to credit is a fundamental human right.
    </text:p>
      <text:p text:style-name="Standard">
      Amartya Sen &amp; 'Development as Freedom'
    </text:p>
      <text:h text:style-name="Heading_20_2" text:outline-level="2">loan-sharking</text:h>
      <text:p text:style-name="Standard">
      ignored for the purposes of this exercise
    </text:p>
      <text:h text:style-name="Heading_20_2" text:outline-level="2">making money social again</text:h>
      <text:h text:style-name="Heading_20_3" text:outline-level="3">zopa:Lenders get great returns and borrowers get low-cost loans. And with no bank in the middle, everyone get better rates and money becomes human again. </text:h>
      <text:h text:style-name="Heading_20_3" text:outline-level="3">kiva: you lend to a specific entrepreneur in the developing world - empowering them to lift themselves out of poverty</text:h>
      <text:h text:style-name="Heading_20_3" text:outline-level="3">when was money social?</text:h>
      <text:h text:style-name="Heading_20_4" text:outline-level="4">friendly societies</text:h>
      <text:list text:style-name="L1">
        <text:list-item>
          <text:p text:style-name="P1">
        mutual aid
      </text:p>
        </text:list-item>
        <text:list-item>
          <text:p text:style-name="P1">
        self-management
      </text:p>
        </text:list-item>
      </text:list>
      <text:p text:style-name="P3"/>
      <text:h text:style-name="Heading_20_3" text:outline-level="3">how is money anti-social or under-socialised?</text:h>
      <text:h text:style-name="Heading_20_3" text:outline-level="3">Money is always social, global and virtual</text:h>
      <text:p text:style-name="Standard">
<text:a xmlns:text="text" xmlns:xlink="xlink" xlink:type="simple" xlink:href="http://www.thememorybank.co.uk/2007/10/09/money-is-always-social-global-and-virtual/">http://www.thememorybank.co.uk/2007/10/09/money-is-always-social-global-and-virtual/</text:a>
</text:p>
      <text:p text:style-name="Standard">
      So says Keith Hart anyway...
    </text:p>
      <text:list text:style-name="L1">
        <text:list-item>
          <text:p text:style-name="Standard">making money with money has always been the case; capitalism is a form of making money with money</text:p>
        </text:list-item>
      </text:list>
      <text:h text:style-name="Heading_20_1" text:outline-level="1">traditional banking</text:h>
      <text:p text:style-name="Standard">
      vertically integrated cathederal-type businesses
    </text:p>
      <text:list text:style-name="L1">
        <text:list-item>
          <text:p text:style-name="Standard">aspects of...</text:p>
          <text:list text:style-name="L1">
            <text:list-item>
              <text:p text:style-name="Standard">money lending</text:p>
              <text:list text:style-name="L1">
                <text:list-item>
                  <text:p text:style-name="Standard">to individuals</text:p>
                </text:list-item>
              </text:list>
              <text:list text:style-name="L1">
                <text:list-item>
                  <text:p text:style-name="Standard">to businesses</text:p>
                </text:list-item>
              </text:list>
              <text:list text:style-name="L1">
                <text:list-item>
                  <text:p text:style-name="Standard">international development projects</text:p>
                </text:list-item>
              </text:list>
            </text:list-item>
          </text:list>
          <text:list text:style-name="L1">
            <text:list-item>
              <text:p text:style-name="Standard">Risk and Due Diligence</text:p>
              <text:p text:style-name="Standard">
      does the facelessness of banks actually mitigate the perceived risk of borrowing and reduce the liklihood of repayment?
    </text:p>
            </text:list-item>
          </text:list>
          <text:list text:style-name="L1">
            <text:list-item>
              <text:p text:style-name="Standard">information technology</text:p>
            </text:list-item>
          </text:list>
        </text:list-item>
      </text:list>
      <text:list text:style-name="L1">
        <text:list-item>
          <text:p text:style-name="Standard">features and benefits</text:p>
          <text:list text:style-name="L1">
            <text:list-item>
              <text:p text:style-name="Standard">profit through interest</text:p>
              <text:p text:style-name="Standard">
      profit for institutional lenders made by charging interest on loans, minus factor of bad debt
    </text:p>
              <text:list text:style-name="L1">
                <text:list-item>
                  <text:p text:style-name="Standard">the business models of traditional, i.e. mainstream, financial services are dependant on bad debt</text:p>
                  <text:p text:style-name="Standard">
      A criticism of this business model built on encouraging debt is that it is cynical
    </text:p>
                </text:list-item>
              </text:list>
            </text:list-item>
          </text:list>
          <text:list text:style-name="L1">
            <text:list-item>
              <text:p text:style-name="Standard">philanthropy</text:p>
              <text:p text:style-name="Standard">
      patron of arts, donations to the poor: but is this philanthropy? or strategic corporate self-promotion? atonement for past sins?
    </text:p>
              <text:p text:style-name="Standard">
      banks desire reputational returns for philanthropic acts; in this way they can be considered strategic acts.
    </text:p>
              <text:list text:style-name="L1">
                <text:list-item>
                  <text:p text:style-name="Standard">sponsorship of arts &amp;tc</text:p>
                </text:list-item>
              </text:list>
              <text:list text:style-name="L1">
                <text:list-item>
                  <text:p text:style-name="Standard">captial matching e.g. Katina project with Barclays and Guardian</text:p>
                </text:list-item>
              </text:list>
            </text:list-item>
          </text:list>
        </text:list-item>
      </text:list>
      <text:list text:style-name="L1">
        <text:list-item>
          <text:p text:style-name="Standard">criticisms</text:p>
          <text:list text:style-name="L1">
            <text:list-item>
              <text:p text:style-name="Standard">mere transactional relationship</text:p>
            </text:list-item>
          </text:list>
          <text:list text:style-name="L1">
            <text:list-item>
              <text:p text:style-name="Standard">lack of transparency</text:p>
            </text:list-item>
          </text:list>
          <text:list text:style-name="L1">
            <text:list-item>
              <text:p text:style-name="Standard">demonstrative of the Hit Man's Dialema; it's only business</text:p>
            </text:list-item>
          </text:list>
          <text:list text:style-name="L1">
            <text:list-item>
              <text:p text:style-name="Standard">excludes people based on metrics, statistical analysis</text:p>
            </text:list-item>
          </text:list>
        </text:list-item>
      </text:list>
    </office:text>
  </office:body>
</office:document-content>
</file>

<file path=styles.xml><?xml version="1.0" encoding="utf-8"?>
<!--
	(c) by Christian Foltin, 2005
	This file is licensed under the GPL.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